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3882a"/>
    </style:style>
    <style:style style:name="P2" style:family="paragraph" style:parent-style-name="Standard">
      <style:paragraph-properties fo:line-height="200%"/>
      <style:text-properties officeooo:paragraph-rsid="0003df43"/>
    </style:style>
    <style:style style:name="P3" style:family="paragraph" style:parent-style-name="Standard">
      <style:paragraph-properties fo:line-height="150%"/>
      <style:text-properties officeooo:paragraph-rsid="0003882a"/>
    </style:style>
    <style:style style:name="P4" style:family="paragraph" style:parent-style-name="Standard">
      <style:paragraph-properties fo:line-height="200%"/>
      <style:text-properties officeooo:paragraph-rsid="0003882a"/>
    </style:style>
    <style:style style:name="P5" style:family="paragraph" style:parent-style-name="Standard">
      <style:paragraph-properties fo:line-height="200%"/>
      <style:text-properties officeooo:paragraph-rsid="0003df43"/>
    </style:style>
    <style:style style:name="P6" style:family="paragraph" style:parent-style-name="Standard">
      <style:paragraph-properties fo:line-height="200%"/>
      <style:text-properties fo:font-size="11pt" officeooo:paragraph-rsid="0003882a" style:font-size-asian="11pt" style:font-size-complex="11pt"/>
    </style:style>
    <style:style style:name="P7" style:family="paragraph" style:parent-style-name="Standard">
      <style:paragraph-properties fo:line-height="200%" fo:break-before="page"/>
      <style:text-properties officeooo:paragraph-rsid="0003882a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577f1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3df43" style:font-size-asian="11pt" style:font-size-complex="11pt"/>
    </style:style>
    <style:style style:name="T6" style:family="text">
      <style:text-properties fo:font-size="11pt" officeooo:rsid="000577f1" style:font-size-asian="11pt" style:font-size-complex="11pt"/>
    </style:style>
    <style:style style:name="T7" style:family="text">
      <style:text-properties fo:font-size="11pt" officeooo:rsid="00064351" style:font-size-asian="11pt" style:font-size-complex="11pt"/>
    </style:style>
    <style:style style:name="T8" style:family="text">
      <style:text-properties style:text-position="super 58%" fo:font-size="11pt" style:text-underline-style="solid" style:text-underline-type="double" style:text-underline-width="auto" style:text-underline-color="font-color" officeooo:rsid="0003df43" style:font-size-asian="11pt" style:font-size-complex="11pt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text:tracked-changes>
        <text:changed-region xml:id="ct307713032" text:id="ct307713032">
          <text:deletion>
            <office:change-info>
              <dc:creator>Unknown Author</dc:creator>
              <dc:date>2014-01-28T17:04:00</dc:date>
            </office:change-info>
            <text:p text:style-name="P1"><text:span text:style-name="T1">previous breeding state</text:span></text:p>
          </text:deletion>
        </text:changed-region>
        <text:changed-region xml:id="ct307712096" text:id="ct307712096">
          <text:insertion>
            <office:change-info>
              <dc:creator>Unknown Author</dc:creator>
              <dc:date>2014-01-28T17:04:00</dc:date>
            </office:change-info>
          </text:insertion>
        </text:changed-region>
        <text:changed-region xml:id="ct307713448" text:id="ct307713448">
          <text:insertion>
            <office:change-info>
              <dc:creator>Unknown Author</dc:creator>
              <dc:date>2014-01-28T17:05:00</dc:date>
            </office:change-info>
          </text:insertion>
        </text:changed-region>
        <text:changed-region xml:id="ct307775224" text:id="ct307775224">
          <text:insertion>
            <office:change-info>
              <dc:creator>Unknown Author</dc:creator>
              <dc:date>2014-01-28T17:03:00</dc:date>
            </office:change-info>
          </text:insertion>
        </text:changed-region>
        <text:changed-region xml:id="ct307775328" text:id="ct307775328">
          <text:insertion>
            <office:change-info>
              <dc:creator>Unknown Author</dc:creator>
              <dc:date>2014-01-28T17:04:00</dc:date>
            </office:change-info>
          </text:insertion>
        </text:changed-region>
        <text:changed-region xml:id="ct311734456" text:id="ct311734456">
          <text:insertion>
            <office:change-info>
              <dc:creator>Unknown Author</dc:creator>
              <dc:date>2014-01-28T16:58:00</dc:date>
            </office:change-info>
          </text:insertion>
        </text:changed-region>
        <text:changed-region xml:id="ct311736016" text:id="ct311736016">
          <text:insertion>
            <office:change-info>
              <dc:creator>Unknown Author</dc:creator>
              <dc:date>2014-01-28T16:57:00</dc:date>
            </office:change-info>
          </text:insertion>
        </text:changed-region>
        <text:changed-region xml:id="ct311735704" text:id="ct311735704">
          <text:deletion>
            <office:change-info>
              <dc:creator>Unknown Author</dc:creator>
              <dc:date>2014-01-28T16:57:00</dc:date>
            </office:change-info>
            <text:p text:style-name="P2"><text:span text:style-name="T2">adult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Figure Legends</text:span></text:p>
      <text:p text:style-name="P1"><text:span text:style-name="T1">Figure 1: Model-averaged probability of breeding as a function of age, </text:span><text:change text:change-id="ct307713032"/><text:change-start text:change-id="ct307712096"/><text:span text:style-name="T7">breeding state the</text:span><text:change-end text:change-id="ct307712096"/><text:change-start text:change-id="ct307713448"/><text:span text:style-name="T7"> previous year</text:span><text:change-end text:change-id="ct307713448"/><text:span text:style-name="T1">, and time. Results are based on 6 years of trapping data (1999-2004) for adult female hoary marmots in the Ruby Range, Yukon. Values are model-averaged annual parameter estimates ± 1 SE.</text:span></text:p>
      <text:p text:style-name="P6"/>
      <text:p text:style-name="P1"><text:span text:style-name="T1">Figure 2: Apparent survival </text:span><text:change-start text:change-id="ct307775224"/><text:span text:style-name="T7">probabilities </text:span><text:change-end text:change-id="ct307775224"/><text:span text:style-name="T1">for adult female hoary marmots in the Ruby Range, Yukon, between 1999 and 2004. </text:span><text:change-start text:change-id="ct307775328"/><text:span text:style-name="T7"><office:annotation><dc:creator>Unknown Author</dc:creator><dc:date>2014-01-28T17:04:21.972000000</dc:date><text:list text:style-name=""><text:list-item><text:p text:style-name="P8"><text:span text:style-name="T9">Note: does this include only those females who were old enough to breed? Were two year olds parsed out?</text:span></text:p></text:list-item><text:list-item><text:p text:style-name="P8"><text:span text:style-name="T9">I think so, because it implies that these individuals were adults in the beginning of each interval.</text:span></text:p></text:list-item><text:list-item><text:p text:style-name="P8"><text:span text:style-name="T9"/></text:p></text:list-item></text:list></office:annotation></text:span><text:change-end text:change-id="ct307775328"/><text:span text:style-name="T1">Survival probabilities for breeding and non-breeding individuals are shown. Values are model-averaged parameter estimates ± 1 SE.</text:span></text:p>
      <text:p text:style-name="P6"/>
      <text:p text:style-name="P2"><text:span text:style-name="T1">Figure 3: Change in log-transformed body condition index (mass / zygomatic arch width) over time for non-breeding and breeding </text:span><text:change-start text:change-id="ct311734456"/><text:span text:style-name="T1"><office:annotation><dc:creator>Unknown Author</dc:creator><dc:date>2014-01-28T16:58:08.482000000</dc:date><text:list text:continue-numbering="true" text:style-name=""><text:list-item><text:p text:style-name="P8"><text:span text:style-name="T9">Also, verify that you clearly define breeder as meaning- bred that year (or attempted to).</text:span></text:p></text:list-item></text:list></office:annotation></text:span><text:change-end text:change-id="ct311734456"/><text:change-start text:change-id="ct311736016"/><text:span text:style-name="T2">adult </text:span><text:span text:style-name="T2"><office:annotation><dc:creator>Unknown Author</dc:creator><dc:date>2014-01-28T16:57:36.375000000</dc:date><text:list text:continue-numbering="true" text:style-name=""><text:list-item><text:p text:style-name="P8"><text:span text:style-name="T9">Need to specify that this refers only to adult hoary marmots (those &gt;2 years old).</text:span></text:p></text:list-item></text:list></office:annotation></text:span><text:change-end text:change-id="ct311736016"/><text:change text:change-id="ct311735704"/><text:span text:style-name="T2">f</text:span><text:span text:style-name="T1">emale hoary marmots in the Ruby Range, Yukon. Data from 1999-2004 are shown pooled across years. The best fit lines for linear regressions are shown. </text:span><text:span text:style-name="T5">The difference in slopes was highly significant ( Δ = 0.0021, p &lt; 0.001, adjusted R</text:span><text:span text:style-name="T8">2</text:span><text:span text:style-name="T5"> = 0.60), using </text:span><text:span text:style-name="T5"><office:annotation office:name="__Fieldmark__1686_1924567029"><dc:creator>Unknown Author</dc:creator><dc:date>2014-01-28T16:50:52.887000000</dc:date><text:list text:continue-numbering="true" text:style-name=""><text:list-item><text:p text:style-name="P8"><text:span text:style-name="T9">Does the r2 refer to the overall glm, or did I formally test for differences between slopes somehow? In which case, I would report a t-stat?</text:span></text:p></text:list-item></text:list></office:annotation></text:span><text:span text:style-name="T5">ANCOVA??</text:span><office:annotation-end office:name="__Fieldmark__1686_1924567029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6:40:30.253000000</meta:creation-date>
    <dc:date>2014-01-28T17:05:44.988000000</dc:date>
    <meta:editing-duration>PT24M50S</meta:editing-duration>
    <meta:editing-cycles>4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4" meta:word-count="152" meta:character-count="949" meta:non-whitespace-character-count="803"/>
  </office:meta>
</office:document-meta>
</file>